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alibri" fo:font-size="16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6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color="#ff0000" style:font-name="Calibri"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6pt"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yber diplomovky</text:p>
      <text:p text:style-name="P1"/>
      <text:list xml:id="list36220525" text:style-name="L1">
        <text:list-header>
          <text:p text:style-name="P5">Distr. stuff</text:p>
        </text:list-header>
        <text:list-item>
          <text:p text:style-name="P3">Map reduce</text:p>
          <text:list>
            <text:list-item>
              <text:p text:style-name="P4">nieco s tym?</text:p>
            </text:list-item>
          </text:list>
        </text:list-item>
        <text:list-item>
          <text:p text:style-name="P3">Immune sugraphs</text:p>
          <text:list>
            <text:list-item>
              <text:p text:style-name="P4">pokracovat v hladani imm. subgr. - nazor jednotlivca, nahod. zlozka </text:p>
            </text:list-item>
          </text:list>
        </text:list-item>
        <text:list-item>
          <text:p text:style-name="P3">Hierarchicke routovanie – matching za menej ako linearny cas</text:p>
          <text:list>
            <text:list-item>
              <text:p text:style-name="P4">poznamka pri dynamickom routovani – vhodna tema na dipl?</text:p>
            </text:list-item>
          </text:list>
        </text:list-item>
        <text:list-item>
          <text:p text:style-name="P7">Multi-agent systems</text:p>
          <text:list>
            <text:list-item>
              <text:p text:style-name="P4"/>
            </text:list-item>
          </text:list>
        </text:list-item>
      </text:list>
      <text:p text:style-name="P2"/>
      <text:p text:style-name="P6"><text:span text:style-name="T1"><text:tab/></text:span>Other stuff</text:p>
      <text:list xml:id="list36543239" text:continue-list="list36220525" text:style-name="L1">
        <text:list-item text:start-value="1">
          <text:p text:style-name="P7">Data-mining</text:p>
          <text:list>
            <text:list-item>
              <text:p text:style-name="P4">potencialne suvis s distr. alg?</text:p>
            </text:list-item>
            <text:list-item>
              <text:p text:style-name="P4"/>
            </text:list-item>
          </text:list>
        </text:list-item>
        <text:list-item>
          <text:p text:style-name="P3">Network flows veci</text:p>
          <text:list>
            <text:list-item>
              <text:p text:style-name="P4">multi-commodity flows, travelling salesman, network design</text:p>
            </text:list-item>
          </text:list>
        </text:list-item>
        <text:list-item>
          <text:p text:style-name="P3">Graph similiarity searching</text:p>
          <text:list>
            <text:list-item>
              <text:p text:style-name="P4">algs na vyhladavanie v DB grafov</text:p>
            </text:list-item>
          </text:list>
        </text:list-item>
        <text:list-item>
          <text:p text:style-name="P3">Veci okolo traffic</text:p>
          <text:list>
            <text:list-item>
              <text:p text:style-name="P4">rozvrhy MHD (Euro lines), dobudovania dopr. tahov, prediction, intersection management</text:p>
            </text:list-item>
          </text:list>
        </text:list-item>
      </text:list>
      <text:p text:style-name="P2"/>
      <text:p text:style-name="P2"><text:tab/><text:span text:style-name="T3">Music stuff</text:span></text:p>
      <text:list xml:id="list36558156" text:continue-list="list36543239" text:style-name="L1">
        <text:list-item text:start-value="1">
          <text:p text:style-name="P3">Rozpoznavac tonov, aut. zapis vo formate GP5</text:p>
        </text:list-item>
        <text:list-item>
          <text:p text:style-name="P3">Music fountain manager</text:p>
        </text:list-item>
      </text:list>
      <text:p text:style-name="P2"/>
      <text:p text:style-name="P2">Diplomku v anglictine</text:p>
      <text:p text:style-name="P2">Sessions riesenia otvorenych problemo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0M59S</meta:editing-duration>
    <meta:editing-cycles>12</meta:editing-cycles>
    <meta:generator>OpenOffice.org/3.3$Win32 OpenOffice.org_project/330m20$Build-9567</meta:generator>
    <dc:date>2011-08-25T16:42:29.33</dc:date>
    <dc:creator>Frantisek Hajnovic</dc:creator>
    <meta:document-statistic meta:table-count="0" meta:image-count="0" meta:object-count="0" meta:page-count="1" meta:paragraph-count="23" meta:word-count="116" meta:character-count="732"/>
    <meta:user-defined meta:name="Info 1"/>
    <meta:user-defined meta:name="Info 2"/>
    <meta:user-defined meta:name="Info 3"/>
    <meta:user-defined meta:name="Info 4"/>
  </office:meta>
</office:document-meta>
</file>